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 На сторінці при кліку на кнопку генерувати зображення випадковим чином, також показувати кількість кліків</text:span></text:p>
      <text:p text:style-name="P1"><text:span text:style-name="T1">2. При кліку на сторінку(або при русі мишки) виводити координати курсора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